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7.57mm" svg:height="65.35mm" svg:x="350.5mm" svg:y="0.25mm">
            <draw:object draw:notify-on-update-of-ranges="Sheet1.B1:Sheet1.L1 Sheet1.A2:Sheet1.A2 Sheet1.B2:Sheet1.L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0.32mm" svg:height="67.72mm" svg:x="348.3mm" svg:y="71.35mm">
            <draw:object draw:notify-on-update-of-ranges="Sheet1.B1:Sheet1.L1 Sheet1.A3:Sheet1.A3 Sheet1.B3:Sheet1.L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10.4mm" svg:height="62.13mm" svg:x="354.36mm" svg:y="145.33mm">
            <draw:object draw:notify-on-update-of-ranges="Sheet1.B1:Sheet1.L1 Sheet1.A4:Sheet1.A4 Sheet1.B4:Sheet1.L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18.67mm" svg:height="66.76mm" svg:x="196.32mm" svg:y="128.95mm">
            <draw:object draw:notify-on-update-of-ranges="Sheet1.B13:Sheet1.L13 Sheet1.A14:Sheet1.A14 Sheet1.B14:Sheet1.L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1M</text:p>
          </table:table-cell>
          <table:table-cell table:style-name="ce1" office:value-type="string" calcext:value-type="string">
            <text:p>2M</text:p>
          </table:table-cell>
          <table:table-cell table:style-name="ce1" office:value-type="string" calcext:value-type="string">
            <text:p><text:s/>3M</text:p>
          </table:table-cell>
          <table:table-cell table:style-name="ce1" office:value-type="string" calcext:value-type="string">
            <text:p><text:s/>4M</text:p>
          </table:table-cell>
          <table:table-cell table:style-name="ce1" office:value-type="string" calcext:value-type="string">
            <text:p><text:s/>5M</text:p>
          </table:table-cell>
          <table:table-cell table:style-name="ce1" office:value-type="string" calcext:value-type="string">
            <text:p>6M</text:p>
          </table:table-cell>
          <table:table-cell table:style-name="ce1" office:value-type="string" calcext:value-type="string">
            <text:p>7M</text:p>
          </table:table-cell>
          <table:table-cell table:style-name="ce1" office:value-type="string" calcext:value-type="string">
            <text:p>8M</text:p>
          </table:table-cell>
          <table:table-cell table:style-name="ce1" office:value-type="string" calcext:value-type="string">
            <text:p>9M</text:p>
          </table:table-cell>
          <table:table-cell table:style-name="ce1" office:value-type="string" calcext:value-type="string">
            <text:p>10M</text:p>
          </table:table-cell>
          <table:table-cell table:style-name="ce1" office:value-type="string" calcext:value-type="string">
            <text:p>11M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ime /ns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24" calcext:value-type="float">
            <text:p>0.24</text:p>
          </table:table-cell>
          <table:table-cell table:number-columns-repeated="2" table:style-name="ce1" office:value-type="float" office:value="0.23" calcext:value-type="float">
            <text:p>0.23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ime 2/s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0.646" calcext:value-type="float">
            <text:p>0.646</text:p>
          </table:table-cell>
          <table:table-cell table:style-name="ce1" office:value-type="float" office:value="0.512" calcext:value-type="float">
            <text:p>0.512</text:p>
          </table:table-cell>
          <table:table-cell table:style-name="ce1" office:value-type="float" office:value="0.425" calcext:value-type="float">
            <text:p>0.425</text:p>
          </table:table-cell>
          <table:table-cell table:style-name="ce1" office:value-type="float" office:value="0.363" calcext:value-type="float">
            <text:p>0.363</text:p>
          </table:table-cell>
          <table:table-cell table:style-name="ce1" office:value-type="float" office:value="0.294" calcext:value-type="float">
            <text:p>0.294</text:p>
          </table:table-cell>
          <table:table-cell table:style-name="ce1" office:value-type="float" office:value="0.261" calcext:value-type="float">
            <text:p>0.261</text:p>
          </table:table-cell>
          <table:table-cell table:style-name="ce1" office:value-type="float" office:value="0.248" calcext:value-type="float">
            <text:p>0.248</text:p>
          </table:table-cell>
          <table:table-cell table:style-name="ce1" office:value-type="float" office:value="0.238" calcext:value-type="float">
            <text:p>0.238</text:p>
          </table:table-cell>
          <table:table-cell table:style-name="ce1" office:value-type="float" office:value="0.229" calcext:value-type="float">
            <text:p>0.229</text:p>
          </table:table-cell>
          <table:table-cell table:style-name="ce1" office:value-type="float" office:value="0.227" calcext:value-type="float">
            <text:p>0.22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ime3/s</text:p>
          </table:table-cell>
          <table:table-cell table:style-name="ce1" table:number-columns-repeated="11"/>
          <table:table-cell table:number-columns-repeated="2"/>
        </table:table-row>
        <table:table-row table:style-name="ro2" table:number-rows-repeated="2">
          <table:table-cell table:style-name="ce1" table:number-columns-repeated="12"/>
          <table:table-cell table:number-columns-repeated="2"/>
        </table:table-row>
        <table:table-row table:style-name="ro2" table:number-rows-repeated="6">
          <table:table-cell table:number-columns-repeated="14"/>
        </table:table-row>
        <table:table-row table:style-name="ro2"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1M</text:p>
          </table:table-cell>
          <table:table-cell table:style-name="ce1" office:value-type="string" calcext:value-type="string">
            <text:p>2M</text:p>
          </table:table-cell>
          <table:table-cell table:style-name="ce1" office:value-type="string" calcext:value-type="string">
            <text:p><text:s/>3M</text:p>
          </table:table-cell>
          <table:table-cell table:style-name="ce1" office:value-type="string" calcext:value-type="string">
            <text:p><text:s/>4M</text:p>
          </table:table-cell>
          <table:table-cell table:style-name="ce1" office:value-type="string" calcext:value-type="string">
            <text:p><text:s/>5M</text:p>
          </table:table-cell>
          <table:table-cell table:style-name="ce1" office:value-type="string" calcext:value-type="string">
            <text:p>6M</text:p>
          </table:table-cell>
          <table:table-cell table:style-name="ce1" office:value-type="string" calcext:value-type="string">
            <text:p>7M</text:p>
          </table:table-cell>
          <table:table-cell table:style-name="ce1" office:value-type="string" calcext:value-type="string">
            <text:p>8M</text:p>
          </table:table-cell>
          <table:table-cell table:style-name="ce1" office:value-type="string" calcext:value-type="string">
            <text:p>9M</text:p>
          </table:table-cell>
          <table:table-cell table:style-name="ce1" office:value-type="string" calcext:value-type="string">
            <text:p>10M</text:p>
          </table:table-cell>
          <table:table-cell table:style-name="ce1" office:value-type="string" calcext:value-type="string">
            <text:p>11M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ime4/s</text:p>
          </table:table-cell>
          <table:table-cell table:style-name="ce1" table:number-columns-repeated="11"/>
          <table:table-cell table:number-columns-repeated="2"/>
        </table:table-row>
        <table:table-row table:style-name="ro2">
          <table:table-cell table:style-name="ce1" office:value-type="string" calcext:value-type="string">
            <text:p>miss</text:p>
          </table:table-cell>
          <table:table-cell table:style-name="ce1" table:number-columns-repeated="11"/>
          <table:table-cell table:number-columns-repeated="2"/>
        </table:table-row>
        <table:table-row table:style-name="ro2">
          <table:table-cell table:style-name="ce1" table:number-columns-repeated="12"/>
          <table:table-cell table:number-columns-repeated="2"/>
        </table:table-row>
        <table:table-row table:style-name="ro3" table:number-rows-repeated="3">
          <table:table-cell table:style-name="ce1" table:number-columns-repeated="12"/>
          <table:table-cell/>
          <table:table-cell table:style-name="ce3"/>
        </table:table-row>
        <table:table-row table:style-name="ro2" table:number-rows-repeated="2">
          <table:table-cell table:style-name="ce1" table:number-columns-repeated="6"/>
          <table:table-cell table:number-columns-repeated="4"/>
          <table:table-cell table:style-name="ce1" table:number-columns-repeated="2"/>
          <table:table-cell table:number-columns-repeated="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2"/>
          <table:table-cell table:formula="of:=SUM([.C30:.C129])" office:value-type="float" office:value="78.005935" calcext:value-type="float">
            <text:p>78.005935</text:p>
          </table:table-cell>
          <table:table-cell table:number-columns-repeated="11"/>
        </table:table-row>
        <table:table-row table:style-name="ro2" table:number-rows-repeated="3">
          <table:table-cell table:number-columns-repeated="14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90182" calcext:value-type="float">
            <text:p>0.790182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2317" calcext:value-type="float">
            <text:p>0.782317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9815" calcext:value-type="float">
            <text:p>0.779815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2495" calcext:value-type="float">
            <text:p>0.772495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4254" calcext:value-type="float">
            <text:p>0.784254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2612" calcext:value-type="float">
            <text:p>0.782612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6769" calcext:value-type="float">
            <text:p>0.776769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0608" calcext:value-type="float">
            <text:p>0.780608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2418" calcext:value-type="float">
            <text:p>0.782418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2951" calcext:value-type="float">
            <text:p>0.782951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5942" calcext:value-type="float">
            <text:p>0.775942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2392" calcext:value-type="float">
            <text:p>0.772392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9254" calcext:value-type="float">
            <text:p>0.779254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3236" calcext:value-type="float">
            <text:p>0.773236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363" calcext:value-type="float">
            <text:p>0.77363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8933" calcext:value-type="float">
            <text:p>0.778933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3512" calcext:value-type="float">
            <text:p>0.773512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6496" calcext:value-type="float">
            <text:p>0.786496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69773" calcext:value-type="float">
            <text:p>0.769773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3872" calcext:value-type="float">
            <text:p>0.773872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0468" calcext:value-type="float">
            <text:p>0.770468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95482" calcext:value-type="float">
            <text:p>0.795482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4443" calcext:value-type="float">
            <text:p>0.784443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92309" calcext:value-type="float">
            <text:p>0.792309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6364" calcext:value-type="float">
            <text:p>0.786364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5713" calcext:value-type="float">
            <text:p>0.775713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3668" calcext:value-type="float">
            <text:p>0.773668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696" calcext:value-type="float">
            <text:p>0.78696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98427" calcext:value-type="float">
            <text:p>0.798427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801456" calcext:value-type="float">
            <text:p>0.801456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92541" calcext:value-type="float">
            <text:p>0.792541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1464" calcext:value-type="float">
            <text:p>0.781464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5953" calcext:value-type="float">
            <text:p>0.775953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0499" calcext:value-type="float">
            <text:p>0.770499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0428" calcext:value-type="float">
            <text:p>0.780428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3443" calcext:value-type="float">
            <text:p>0.773443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3418" calcext:value-type="float">
            <text:p>0.783418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8143" calcext:value-type="float">
            <text:p>0.778143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7455" calcext:value-type="float">
            <text:p>0.777455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9249" calcext:value-type="float">
            <text:p>0.779249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0438" calcext:value-type="float">
            <text:p>0.770438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2963" calcext:value-type="float">
            <text:p>0.782963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2927" calcext:value-type="float">
            <text:p>0.782927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8813" calcext:value-type="float">
            <text:p>0.778813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6249" calcext:value-type="float">
            <text:p>0.776249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5854" calcext:value-type="float">
            <text:p>0.785854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0939" calcext:value-type="float">
            <text:p>0.780939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463" calcext:value-type="float">
            <text:p>0.78463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1113" calcext:value-type="float">
            <text:p>0.771113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3026" calcext:value-type="float">
            <text:p>0.783026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0664" calcext:value-type="float">
            <text:p>0.780664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6858" calcext:value-type="float">
            <text:p>0.776858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0255" calcext:value-type="float">
            <text:p>0.780255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4485" calcext:value-type="float">
            <text:p>0.784485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6347" calcext:value-type="float">
            <text:p>0.776347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5649" calcext:value-type="float">
            <text:p>0.775649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6819" calcext:value-type="float">
            <text:p>0.776819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1278" calcext:value-type="float">
            <text:p>0.781278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1967" calcext:value-type="float">
            <text:p>0.781967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1399" calcext:value-type="float">
            <text:p>0.781399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5817" calcext:value-type="float">
            <text:p>0.775817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5944" calcext:value-type="float">
            <text:p>0.775944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5642" calcext:value-type="float">
            <text:p>0.785642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4225" calcext:value-type="float">
            <text:p>0.784225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8943" calcext:value-type="float">
            <text:p>0.778943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352" calcext:value-type="float">
            <text:p>0.78352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7497" calcext:value-type="float">
            <text:p>0.777497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8747" calcext:value-type="float">
            <text:p>0.778747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7069" calcext:value-type="float">
            <text:p>0.777069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9891" calcext:value-type="float">
            <text:p>0.779891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6704" calcext:value-type="float">
            <text:p>0.786704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4767" calcext:value-type="float">
            <text:p>0.784767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9601" calcext:value-type="float">
            <text:p>0.779601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3254" calcext:value-type="float">
            <text:p>0.783254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6201" calcext:value-type="float">
            <text:p>0.786201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6684" calcext:value-type="float">
            <text:p>0.776684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5763" calcext:value-type="float">
            <text:p>0.785763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1899" calcext:value-type="float">
            <text:p>0.781899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9978" calcext:value-type="float">
            <text:p>0.779978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3886" calcext:value-type="float">
            <text:p>0.783886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8506" calcext:value-type="float">
            <text:p>0.778506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9576" calcext:value-type="float">
            <text:p>0.779576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9433" calcext:value-type="float">
            <text:p>0.779433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3563" calcext:value-type="float">
            <text:p>0.773563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2338" calcext:value-type="float">
            <text:p>0.782338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6782" calcext:value-type="float">
            <text:p>0.786782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8199" calcext:value-type="float">
            <text:p>0.778199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1623" calcext:value-type="float">
            <text:p>0.781623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4888" calcext:value-type="float">
            <text:p>0.784888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7554" calcext:value-type="float">
            <text:p>0.777554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962" calcext:value-type="float">
            <text:p>0.77962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347" calcext:value-type="float">
            <text:p>0.77347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0429" calcext:value-type="float">
            <text:p>0.770429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69926" calcext:value-type="float">
            <text:p>0.769926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8371" calcext:value-type="float">
            <text:p>0.778371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7287" calcext:value-type="float">
            <text:p>0.777287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3449" calcext:value-type="float">
            <text:p>0.773449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2544" calcext:value-type="float">
            <text:p>0.782544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3474" calcext:value-type="float">
            <text:p>0.773474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6854" calcext:value-type="float">
            <text:p>0.776854</text:p>
          </table:table-cell>
          <table:table-cell office:value-type="string" calcext:value-type="string">
            <text:p><text:s/>s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6:Sheet1.L7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00/00/00</text:date>, <text:time style:data-style-name="N2" text:time-value="10:06:46.878239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1:46:16.302643865</meta:creation-date>
    <dc:date>2019-08-27T11:23:29.577542830</dc:date>
    <meta:editing-duration>PT1H8M27S</meta:editing-duration>
    <meta:editing-cycles>18</meta:editing-cycles>
    <meta:generator>LibreOffice/6.0.7.3$Linux_X86_64 LibreOffice_project/00m0$Build-3</meta:generator>
    <meta:document-statistic meta:table-count="1" meta:cell-count="45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758cm" svg:height="6.536cm" xlink:href=".." xlink:type="simple" chart:class="chart:line" chart:style-name="ch1">
        <chart:title svg:x="5.253cm" svg:y="0.266cm" chart:style-name="ch2">
          <text:p>time1</text:p>
        </chart:title>
        <chart:legend chart:legend-position="end" svg:x="9.17cm" svg:y="2.969cm" style:legend-expansion="high" chart:style-name="ch3"/>
        <chart:plot-area chart:style-name="ch4" table:cell-range-address="Sheet1.A1:Sheet1.L2" chart:data-source-has-labels="both" svg:x="0.967cm" svg:y="0.521cm" svg:width="9.058cm" svg:height="5.792cm">
          <chartooo:coordinate-region svg:x="1.694cm" svg:y="0.72cm" svg:width="7.999cm" svg:height="4.946cm"/>
          <chart:axis chart:dimension="x" chart:name="primary-x" chart:style-name="ch5" chartooo:axis-type="auto">
            <chartooo:date-scale/>
            <chart:title svg:x="4.83cm" svg:y="5.976cm" chart:style-name="ch6">
              <text:p>cache/m</text:p>
            </chart:title>
            <chart:categories table:cell-range-address="Sheet1.B1:Sheet1.L1"/>
          </chart:axis>
          <chart:axis chart:dimension="y" chart:name="primary-y" chart:style-name="ch5">
            <chart:title svg:x="0.172cm" svg:y="3.898cm" chart:style-name="ch7">
              <text:p>time/s</text:p>
            </chart:title>
            <chart:grid chart:style-name="ch8" chart:class="major"/>
          </chart:axis>
          <chart:series chart:style-name="ch9" chart:values-cell-range-address="Sheet1.B2:Sheet1.L2" chart:label-cell-address="Sheet1.A2:Sheet1.A2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 /ns</text:p>
                <draw:g>
                  <svg:desc>Sheet1.A2:Sheet1.A2</svg:desc>
                </draw:g>
              </table:table-cell>
              <table:table-cell office:value-type="float" office:value="0.78">
                <text:p>0.78</text:p>
                <draw:g>
                  <svg:desc>Sheet1.B2:Sheet1.L2</svg:desc>
                </draw:g>
              </table:table-cell>
              <table:table-cell office:value-type="float" office:value="0.56">
                <text:p>0.56</text:p>
              </table:table-cell>
              <table:table-cell office:value-type="float" office:value="0.51">
                <text:p>0.51</text:p>
              </table:table-cell>
              <table:table-cell office:value-type="float" office:value="0.41">
                <text:p>0.41</text:p>
              </table:table-cell>
              <table:table-cell office:value-type="float" office:value="0.34">
                <text:p>0.34</text:p>
              </table:table-cell>
              <table:table-cell office:value-type="float" office:value="0.29">
                <text:p>0.29</text:p>
              </table:table-cell>
              <table:table-cell office:value-type="float" office:value="0.26">
                <text:p>0.26</text:p>
              </table:table-cell>
              <table:table-cell office:value-type="float" office:value="0.24">
                <text:p>0.24</text:p>
              </table:table-cell>
              <table:table-cell office:value-type="float" office:value="0.23">
                <text:p>0.23</text:p>
              </table:table-cell>
              <table:table-cell office:value-type="float" office:value="0.23">
                <text:p>0.23</text:p>
              </table:table-cell>
              <table:table-cell office:value-type="float" office:value="0.22">
                <text:p>0.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033cm" svg:height="6.773cm" xlink:href=".." xlink:type="simple" chart:class="chart:line" chart:style-name="ch1">
        <chart:subtitle svg:x="5.483cm" svg:y="0.135cm" chart:style-name="ch2">
          <text:p>time2</text:p>
        </chart:subtitle>
        <chart:legend chart:legend-position="end" svg:x="9.34cm" svg:y="3.087cm" style:legend-expansion="high" chart:style-name="ch3"/>
        <chart:plot-area chart:style-name="ch4" table:cell-range-address="Sheet1.B1:Sheet1.L1 Sheet1.A3:Sheet1.L3" chart:data-source-has-labels="both" svg:x="0.24cm" svg:y="0.953cm" svg:width="8.86cm" svg:height="5.685cm">
          <chartooo:coordinate-region svg:x="0.967cm" svg:y="1.152cm" svg:width="7.801cm" svg:height="4.839cm"/>
          <chart:axis chart:dimension="x" chart:name="primary-x" chart:style-name="ch5" chartooo:axis-type="auto">
            <chartooo:date-scale/>
            <chart:categories table:cell-range-address="Sheet1.B1:Sheet1.L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L3" chart:label-cell-address="Sheet1.A3:Sheet1.A3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 2/s</text:p>
                <draw:g>
                  <svg:desc>Sheet1.A3:Sheet1.A3</svg:desc>
                </draw:g>
              </table:table-cell>
              <table:table-cell office:value-type="float" office:value="0.78">
                <text:p>0.78</text:p>
                <draw:g>
                  <svg:desc>Sheet1.B3:Sheet1.L3</svg:desc>
                </draw:g>
              </table:table-cell>
              <table:table-cell office:value-type="float" office:value="0.646">
                <text:p>0.646</text:p>
              </table:table-cell>
              <table:table-cell office:value-type="float" office:value="0.512">
                <text:p>0.512</text:p>
              </table:table-cell>
              <table:table-cell office:value-type="float" office:value="0.425">
                <text:p>0.425</text:p>
              </table:table-cell>
              <table:table-cell office:value-type="float" office:value="0.363">
                <text:p>0.363</text:p>
              </table:table-cell>
              <table:table-cell office:value-type="float" office:value="0.294">
                <text:p>0.294</text:p>
              </table:table-cell>
              <table:table-cell office:value-type="float" office:value="0.261">
                <text:p>0.261</text:p>
              </table:table-cell>
              <table:table-cell office:value-type="float" office:value="0.248">
                <text:p>0.248</text:p>
              </table:table-cell>
              <table:table-cell office:value-type="float" office:value="0.238">
                <text:p>0.238</text:p>
              </table:table-cell>
              <table:table-cell office:value-type="float" office:value="0.229">
                <text:p>0.229</text:p>
              </table:table-cell>
              <table:table-cell office:value-type="float" office:value="0.227">
                <text:p>0.2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041cm" svg:height="6.214cm" xlink:href=".." xlink:type="simple" chart:class="chart:line" chart:style-name="ch1">
        <chart:title svg:x="4.894cm" svg:y="0.26cm" chart:style-name="ch2">
          <text:p>time3</text:p>
        </chart:title>
        <chart:legend chart:legend-position="end" svg:x="8.559cm" svg:y="2.808cm" style:legend-expansion="high" chart:style-name="ch3"/>
        <chart:plot-area chart:style-name="ch4" table:cell-range-address="Sheet1.B1:Sheet1.L1 Sheet1.A4:Sheet1.L4" chart:data-source-has-labels="both" svg:x="0.22cm" svg:y="1.163cm" svg:width="8.119cm" svg:height="4.927cm">
          <chartooo:coordinate-region svg:x="0.656cm" svg:y="1.362cm" svg:width="7.166cm" svg:height="4.081cm"/>
          <chart:axis chart:dimension="x" chart:name="primary-x" chart:style-name="ch5" chartooo:axis-type="auto">
            <chartooo:date-scale/>
            <chart:categories table:cell-range-address="Sheet1.B1:Sheet1.L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L4" chart:label-cell-address="Sheet1.A4:Sheet1.A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3/s</text:p>
                <draw:g>
                  <svg:desc>Sheet1.A4:Sheet1.A4</svg:desc>
                </draw:g>
              </table:table-cell>
              <table:table-cell office:value-type="float" office:value="NaN">
                <text:p>NaN</text:p>
                <draw:g>
                  <svg:desc>Sheet1.B4:Sheet1.L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868cm" svg:height="6.677cm" xlink:href=".." xlink:type="simple" chart:class="chart:line" chart:style-name="ch1">
        <chart:title svg:x="5.308cm" svg:y="0.269cm" chart:style-name="ch2">
          <text:p>time4</text:p>
        </chart:title>
        <chart:legend chart:legend-position="end" svg:x="9.386cm" svg:y="3.039cm" style:legend-expansion="high" chart:style-name="ch3"/>
        <chart:plot-area chart:style-name="ch4" table:cell-range-address="Sheet1.A13:Sheet1.L14" chart:data-source-has-labels="both" svg:x="0.237cm" svg:y="1.181cm" svg:width="8.912cm" svg:height="5.363cm">
          <chartooo:coordinate-region svg:x="0.673cm" svg:y="1.38cm" svg:width="7.959cm" svg:height="4.517cm"/>
          <chart:axis chart:dimension="x" chart:name="primary-x" chart:style-name="ch5" chartooo:axis-type="auto">
            <chartooo:date-scale/>
            <chart:categories table:cell-range-address="Sheet1.B13:Sheet1.L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4:Sheet1.L14" chart:label-cell-address="Sheet1.A14:Sheet1.A1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3:Sheet1.L13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4/s</text:p>
                <draw:g>
                  <svg:desc>Sheet1.A14:Sheet1.A14</svg:desc>
                </draw:g>
              </table:table-cell>
              <table:table-cell office:value-type="float" office:value="NaN">
                <text:p>NaN</text:p>
                <draw:g>
                  <svg:desc>Sheet1.B14:Sheet1.L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